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3.5736in"/>
    </style:style>
    <style:style style:name="Table1.C" style:family="table-column">
      <style:table-column-properties style:column-width="1.884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653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3.1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2146in" table:align="left"/>
    </style:style>
    <style:style style:name="Table3.A" style:family="table-column">
      <style:table-column-properties style:column-width="0.3986in"/>
    </style:style>
    <style:style style:name="Table3.B" style:family="table-column">
      <style:table-column-properties style:column-width="3.0736in"/>
    </style:style>
    <style:style style:name="Table3.C" style:family="table-column">
      <style:table-column-properties style:column-width="1.74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2.8333in"/>
    </style:style>
    <style:style style:name="Table4.B" style:family="table-column">
      <style:table-column-properties style:column-width="2.4167in"/>
    </style:style>
    <style:style style:name="Table4.C" style:family="table-column">
      <style:table-column-properties style:column-width="1.67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Standard">
      <style:text-properties officeooo:rsid="000459e3" officeooo:paragraph-rsid="000459e3"/>
    </style:style>
    <style:style style:name="P5" style:family="paragraph" style:parent-style-name="Standard">
      <style:text-properties officeooo:rsid="000459e3" officeooo:paragraph-rsid="00084e20"/>
    </style:style>
    <style:style style:name="P6" style:family="paragraph" style:parent-style-name="Heading_20_2">
      <style:text-properties officeooo:rsid="000459e3" officeooo:paragraph-rsid="000459e3"/>
    </style:style>
    <style:style style:name="P7" style:family="paragraph" style:parent-style-name="Text_20_body">
      <style:text-properties officeooo:rsid="000459e3"/>
    </style:style>
    <style:style style:name="P8" style:family="paragraph" style:parent-style-name="Heading_20_3">
      <style:text-properties officeooo:rsid="000459e3"/>
    </style:style>
    <style:style style:name="P9" style:family="paragraph" style:parent-style-name="Heading_20_4">
      <style:text-properties officeooo:rsid="000459e3"/>
    </style:style>
    <style:style style:name="P10" style:family="paragraph" style:parent-style-name="Text_20_body">
      <style:text-properties officeooo:rsid="000459e3" officeooo:paragraph-rsid="000459e3"/>
    </style:style>
    <style:style style:name="P11" style:family="paragraph" style:parent-style-name="Horizontal_20_Line">
      <style:text-properties officeooo:rsid="000459e3"/>
    </style:style>
    <style:style style:name="P12" style:family="paragraph" style:parent-style-name="Heading_20_2">
      <style:text-properties officeooo:rsid="000459e3"/>
    </style:style>
    <style:style style:name="P13" style:family="paragraph" style:parent-style-name="Text_20_body" style:list-style-name="L3">
      <style:text-properties officeooo:rsid="000459e3"/>
    </style:style>
    <style:style style:name="P14" style:family="paragraph" style:parent-style-name="Standard">
      <style:text-properties officeooo:rsid="000459e3" officeooo:paragraph-rsid="000a6628"/>
    </style:style>
    <style:style style:name="P15" style:family="paragraph" style:parent-style-name="Standard">
      <style:text-properties officeooo:paragraph-rsid="000a6628"/>
    </style:style>
    <style:style style:name="P16" style:family="paragraph" style:parent-style-name="Standard">
      <style:text-properties officeooo:rsid="000a6628" officeooo:paragraph-rsid="000459e3"/>
    </style:style>
    <style:style style:name="P17" style:family="paragraph" style:parent-style-name="Heading_20_3">
      <style:text-properties officeooo:rsid="000a6628" officeooo:paragraph-rsid="000459e3"/>
    </style:style>
    <style:style style:name="P18" style:family="paragraph" style:parent-style-name="Text_20_body">
      <style:text-properties officeooo:rsid="000a6628"/>
    </style:style>
    <style:style style:name="P19" style:family="paragraph" style:parent-style-name="Heading_20_2">
      <style:text-properties officeooo:rsid="000a6628" officeooo:paragraph-rsid="000459e3"/>
    </style:style>
    <style:style style:name="P20" style:family="paragraph" style:parent-style-name="Text_20_body">
      <style:text-properties officeooo:rsid="000a6628" officeooo:paragraph-rsid="000459e3"/>
    </style:style>
    <style:style style:name="P21" style:family="paragraph" style:parent-style-name="Horizontal_20_Line">
      <style:text-properties officeooo:rsid="000a6628"/>
    </style:style>
    <style:style style:name="P22" style:family="paragraph" style:parent-style-name="Heading_20_2">
      <style:text-properties officeooo:rsid="000a6628"/>
    </style:style>
    <style:style style:name="P23" style:family="paragraph" style:parent-style-name="Text_20_body" style:list-style-name="L4">
      <style:text-properties officeooo:rsid="000a6628"/>
    </style:style>
    <style:style style:name="P24" style:family="paragraph" style:parent-style-name="Text_20_body" style:list-style-name="L5">
      <style:text-properties officeooo:rsid="000a6628"/>
    </style:style>
    <style:style style:name="P25" style:family="paragraph" style:parent-style-name="Standard">
      <style:text-properties officeooo:rsid="000ea360" officeooo:paragraph-rsid="000ea360"/>
    </style:style>
    <style:style style:name="P26" style:family="paragraph" style:parent-style-name="Heading_20_3">
      <style:text-properties officeooo:rsid="000ea360" officeooo:paragraph-rsid="000ea360"/>
    </style:style>
    <style:style style:name="P27" style:family="paragraph" style:parent-style-name="Text_20_body">
      <style:text-properties officeooo:rsid="000ea360"/>
    </style:style>
    <style:style style:name="P28" style:family="paragraph" style:parent-style-name="Heading_20_2">
      <style:text-properties officeooo:rsid="000ea360" officeooo:paragraph-rsid="000ea360"/>
    </style:style>
    <style:style style:name="T1" style:family="text">
      <style:text-properties officeooo:rsid="00056468"/>
    </style:style>
    <style:style style:name="T2" style:family="text">
      <style:text-properties officeooo:rsid="00045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es — it is <text:span text:style-name="Strong_20_Emphasis">absolutely possible</text:span> to experiment with <text:span text:style-name="Strong_20_Emphasis">ROS bags</text:span> (rosbags) on <text:span text:style-name="Strong_20_Emphasis">Windows</text:span> using <text:span text:style-name="Strong_20_Emphasis">WSL (Windows Subsystem for Linux)</text:span>. This is actually a great alternative if you don’t want to set up a Raspberry Pi right away.</text:p>
      <text:p text:style-name="Text_20_body">Below, I’ll walk you through <text:span text:style-name="Strong_20_Emphasis">everything you need</text:span> — from installing ROS in WSL to using <text:span text:style-name="Source_20_Text">rosbag</text:span> to record, play, and inspect data.</text:p>
      <text:h text:style-name="Heading_20_2" text:outline-level="2">🧭 1. What You’ll Need</text:h>
      <text:list text:style-name="L1">
        <text:list-item>
          <text:p text:style-name="P1"><text:span text:style-name="Strong_20_Emphasis">Windows 10 or 11</text:span>, with <text:span text:style-name="Strong_20_Emphasis">WSL2</text:span> enabled</text:p>
        </text:list-item>
        <text:list-item>
          <text:p text:style-name="P1"><text:span text:style-name="Strong_20_Emphasis">Ubuntu (WSL)</text:span> — version 20.04 or 22.04 is recommended</text:p>
        </text:list-item>
        <text:list-item>
          <text:p text:style-name="P1"><text:span text:style-name="Strong_20_Emphasis">ROS 1 Noetic (for Ubuntu 20.04)</text:span> or <text:span text:style-name="Strong_20_Emphasis">ROS 2 Humble/Jazzy (for Ubuntu 22.04)</text:span></text:p>
        </text:list-item>
        <text:list-item>
          <text:p text:style-name="P1">Basic familiarity with Linux commands (nothing too deep)</text:p>
        </text:list-item>
      </text:list>
      <text:h text:style-name="Heading_20_2" text:outline-level="2">🛠️ 2. Install WSL and Ubuntu</text:h>
      <text:p text:style-name="Text_20_body">If you haven’t yet:</text:p>
      <text:p text:style-name="Standard">wsl --install -d Ubuntu-22.04<text:line-break/></text:p>
      <text:p text:style-name="Standard">Once it finishes: </text:p>
      <text:p text:style-name="Standard"/>
      <text:p text:style-name="Standard">sudo apt update &amp;&amp; sudo apt upgrade -y</text:p>
      <text:p text:style-name="Standard"/>
      <text:h text:style-name="Heading_20_2" text:outline-level="2">🐢 3. Install ROS</text:h>
      <text:p text:style-name="Text_20_body">You can use either <text:span text:style-name="Strong_20_Emphasis">ROS 1 (Noetic)</text:span> or <text:span text:style-name="Strong_20_Emphasis">ROS 2 (Humble)</text:span> — both can handle rosbags, but <text:span text:style-name="Strong_20_Emphasis">ROS 2</text:span> uses <text:span text:style-name="Source_20_Text">ros2 bag</text:span> instead of <text:span text:style-name="Source_20_Text">rosbag</text:span>.</text:p>
      <text:h text:style-name="Heading_20_3" text:outline-level="3">🟢 Option A — ROS 1 Noetic (classic <text:span text:style-name="Source_20_Text">rosbag</text:span>)</text:h>
      <text:p text:style-name="Standard">sudo sh -c 'echo "deb http://packages.ros.org/ros/ubuntu $(lsb_release -sc) main" &gt; /etc/apt/sources.list.d/ros-latest.list'<text:line-break/>sudo apt install curl -y<text:line-break/>curl -s https://raw.githubusercontent.com/ros/rosdistro/master/ros.asc | sudo apt-key add -<text:line-break/>sudo apt update<text:line-break/>sudo apt install ros-noetic-desktop-full -y<text:line-break/></text:p>
      <text:p text:style-name="Standard">Then set up your environment: </text:p>
      <text:p text:style-name="Standard"/>
      <text:p text:style-name="Standard">echo "source /opt/ros/noetic/setup.bash" &gt;&gt; ~/.bashrc<text:line-break/>source ~/.bashrc<text:line-break/></text:p>
      <text:p text:style-name="Standard">Install ROS tools: </text:p>
      <text:p text:style-name="Standard"/>
      <text:p text:style-name="Standard">sudo apt install python3-rosdep python3-rosinstall python3-rosinstall-generator python3-wstool build-<text:soft-page-break/>essential -y<text:line-break/>sudo rosdep init<text:line-break/>rosdep update<text:line-break/></text:p>
      <text:p text:style-name="Standard">🟣 Option B — ROS 2 Humble (modern <text:span text:style-name="Source_20_Text">ros2 bag</text:span>) </text:p>
      <text:p text:style-name="Standard"/>
      <text:p text:style-name="Standard">sudo apt install software-properties-common -y<text:line-break/>sudo add-apt-repository universe<text:line-break/>sudo apt update &amp;&amp; sudo apt install curl gnupg lsb-release -y<text:line-break/>sudo curl -sSL https://raw.githubusercontent.com/ros/rosdistro/master/ros.key -o /usr/share/keyrings/ros-archive-keyring.gpg<text:line-break/>echo "deb [arch=$(dpkg --print-architecture) signed-by=/usr/share/keyrings/ros-archive-keyring.gpg] http://packages.ros.org/ros2/ubuntu $(lsb_release -cs) main" | sudo tee /etc/apt/sources.list.d/ros2.list &gt; /dev/null<text:line-break/>sudo apt update<text:line-break/>sudo apt install ros-humble-desktop -y<text:line-break/></text:p>
      <text:p text:style-name="Standard">Then: </text:p>
      <text:p text:style-name="Standard"/>
      <text:p text:style-name="Standard">echo "source /opt/ros/humble/setup.bash" &gt;&gt; ~/.bashrc<text:line-break/>source ~/.bashrc<text:line-break/></text:p>
      <text:h text:style-name="Heading_20_2" text:outline-level="2">📦 4. Try Rosbag Commands</text:h>
      <text:h text:style-name="Heading_20_3" text:outline-level="3">For ROS 1:</text:h>
      <text:p text:style-name="Standard">roscore<text:line-break/># In another terminal:<text:line-break/>rosbag record -a<text:line-break/># or play a bag:<text:line-break/>rosbag play example.bag<text:line-break/># or inspect:<text:line-break/>rosbag info example.bag<text:line-break/></text:p>
      <text:p text:style-name="Standard">For ROS 2: </text:p>
      <text:p text:style-name="Standard">ros2 bag record -a<text:line-break/>ros2 bag play example.db3<text:line-break/>ros2 bag info example.db3<text:line-break/></text:p>
      <text:h text:style-name="Heading_20_2" text:outline-level="2">🧪 5. Optional: Getting Sample Rosbags</text:h>
      <text:p text:style-name="Text_20_body">You can download sample rosbags to test:</text:p>
      <text:p text:style-name="Standard">mkdir ~/rosbags &amp;&amp; cd ~/rosbags<text:line-break/>wget https://github.com/ros/rosbag_storage/raw/noetic-devel/test/test.bag<text:line-break/>rosbag info test.bag<text:line-break/></text:p>
      <text:h text:style-name="Heading_20_2" text:outline-level="2"><text:soft-page-break/>💡 6. Tips for WSL</text:h>
      <text:list text:style-name="L2">
        <text:list-item>
          <text:p text:style-name="P2"><text:span text:style-name="Strong_20_Emphasis">No GUI tools</text:span> like <text:span text:style-name="Source_20_Text">rviz</text:span> work natively unless you install <text:span text:style-name="Strong_20_Emphasis">VcXsrv</text:span> or <text:span text:style-name="Strong_20_Emphasis">WSLg</text:span> (on Windows 11).</text:p>
        </text:list-item>
        <text:list-item>
          <text:p text:style-name="P2">WSL2 uses its own network interface, so some ROS networking examples may need <text:span text:style-name="Source_20_Text">ROS_IP</text:span> or <text:span text:style-name="Source_20_Text">ROS_MASTER_URI</text:span> adjustments if you connect external devices.</text:p>
        </text:list-item>
        <text:list-item>
          <text:p text:style-name="P2">File sharing between Windows and WSL is easy — your Windows files are under <text:span text:style-name="Source_20_Text">/mnt/c/</text:span>.</text:p>
        </text:list-item>
      </text:list>
      <text:h text:style-name="Heading_20_2" text:outline-level="2">✅ Summa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Install Ubuntu</text:p>
          </table:table-cell>
          <table:table-cell table:style-name="Table1.A1" office:value-type="string">
            <text:p text:style-name="Table_20_Contents"><text:span text:style-name="Source_20_Text">wsl --install -d Ubuntu-22.04</text:span></text:p>
          </table:table-cell>
          <table:table-cell table:style-name="Table1.A1" office:value-type="string">
            <text:p text:style-name="Table_20_Contents">Use WSL2</text:p>
          </table:table-cell>
        </table:table-row>
        <table:table-row>
          <table:table-cell table:style-name="Table1.A1" office:value-type="string">
            <text:p text:style-name="Table_20_Contents">Install ROS</text:p>
          </table:table-cell>
          <table:table-cell table:style-name="Table1.A1" office:value-type="string">
            <text:p text:style-name="Table_20_Contents"><text:span text:style-name="Source_20_Text">sudo apt install ros-humble-desktop</text:span></text:p>
          </table:table-cell>
          <table:table-cell table:style-name="Table1.A1" office:value-type="string">
            <text:p text:style-name="Table_20_Contents">Or ROS 1 Noetic</text:p>
          </table:table-cell>
        </table:table-row>
        <table:table-row>
          <table:table-cell table:style-name="Table1.A1" office:value-type="string">
            <text:p text:style-name="Table_20_Contents">Source setup</text:p>
          </table:table-cell>
          <table:table-cell table:style-name="Table1.A1" office:value-type="string">
            <text:p text:style-name="Table_20_Contents"><text:span text:style-name="Source_20_Text">source /opt/ros/humble/setup.bash</text:span></text:p>
          </table:table-cell>
          <table:table-cell table:style-name="Table1.A1" office:value-type="string">
            <text:p text:style-name="Table_20_Contents">Add to <text:span text:style-name="Source_20_Text">.bashrc</text:span></text:p>
          </table:table-cell>
        </table:table-row>
        <table:table-row>
          <table:table-cell table:style-name="Table1.A1" office:value-type="string">
            <text:p text:style-name="Table_20_Contents">Record bag</text:p>
          </table:table-cell>
          <table:table-cell table:style-name="Table1.A1" office:value-type="string">
            <text:p text:style-name="Table_20_Contents"><text:span text:style-name="Source_20_Text">ros2 bag record -a</text:span></text:p>
          </table:table-cell>
          <table:table-cell table:style-name="Table1.A1" office:value-type="string">
            <text:p text:style-name="Table_20_Contents">or <text:span text:style-name="Source_20_Text">rosbag record -a</text:span></text:p>
          </table:table-cell>
        </table:table-row>
        <table:table-row>
          <table:table-cell table:style-name="Table1.A1" office:value-type="string">
            <text:p text:style-name="Table_20_Contents">Play bag</text:p>
          </table:table-cell>
          <table:table-cell table:style-name="Table1.A1" office:value-type="string">
            <text:p text:style-name="Table_20_Contents"><text:span text:style-name="Source_20_Text">ros2 bag play &lt;file&gt;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Inspect bag</text:p>
          </table:table-cell>
          <table:table-cell table:style-name="Table1.A1" office:value-type="string">
            <text:p text:style-name="Table_20_Contents"><text:span text:style-name="Source_20_Text">ros2 bag info &lt;file&gt;</text:span>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>----------------------------------------------------------------------------------------------------------------------------</text:p>
      <text:p text:style-name="P4">Alternative (<text:span text:style-name="T1">ROS 2 Noble f</text:span>or ubuntu <text:span text:style-name="T1">24.04</text:span>):</text:p>
      <text:p text:style-name="P4"/>
      <text:p text:style-name="P4">sudo apt update &amp;&amp; sudo apt install -y software-properties-common curl gnupg lsb-release<text:line-break/>sudo add-apt-repository universe<text:line-break/>sudo curl -sSL https://raw.githubusercontent.com/ros/rosdistro/master/ros.key -o /usr/share/keyrings/ros-archive-keyring.gpg<text:line-break/>echo "deb [arch=$(dpkg --print-architecture) signed-by=/usr/share/keyrings/ros-archive-keyring.gpg] \<text:line-break/>http://packages.ros.org/ros2/ubuntu $(lsb_release -cs) main" | \<text:line-break/>sudo tee /etc/apt/sources.list.d/ros2.list &gt; /dev/null<text:line-break/></text:p>
      <text:p text:style-name="P4">then:</text:p>
      <text:p text:style-name="P4"/>
      <text:p text:style-name="P4">sudo apt update</text:p>
      <text:p text:style-name="P4"/>
      <text:p text:style-name="P4">🤖 Step 3 – Install ROS 2 Jazzy </text:p>
      <text:p text:style-name="P4"/>
      <text:p text:style-name="P4">sudo apt install ros-jazzy-desktop -y<text:line-break/></text:p>
      <text:p text:style-name="P4">⚙️ Step 4 – Set up your environment </text:p>
      <text:p text:style-name="P4"/>
      <text:p text:style-name="P4">echo "source /opt/ros/jazzy/setup.bash" &gt;&gt; ~/.bashrc<text:line-break/>source ~/.bashrc<text:line-break/></text:p>
      <text:p text:style-name="P4">Test that everything works: </text:p>
      <text:p text:style-name="P4"/>
      <text:p text:style-name="P4">ros2 --version<text:line-break/>ros2 bag –help</text:p>
      <text:p text:style-name="P4"><text:soft-page-break/>ros2 doctor --report | grep "ROS Distribution"</text:p>
      <text:p text:style-name="P4"/>
      <text:p text:style-name="P5">----------------------------------------------------------------------------------------------------------------------------</text:p>
      <text:h text:style-name="P6" text:outline-level="2">🧪 Quick “Hello World” ROS 2 Bag Demo</text:h>
      <text:p text:style-name="P7">Here’s a <text:span text:style-name="Strong_20_Emphasis">simple test</text:span> to make sure recording and playback work inside WSL.</text:p>
      <text:h text:style-name="P8" text:outline-level="3">1. Open two WSL terminals</text:h>
      <text:h text:style-name="P9" text:outline-level="4">Terminal 1 – Start a talker node</text:h>
      <text:p text:style-name="P4">source /opt/ros/jazzy/setup.bash<text:line-break/>ros2 run demo_nodes_cpp talker<text:line-break/></text:p>
      <text:p text:style-name="P10">This node publishes “Hello World” messages on the <text:span text:style-name="Source_20_Text">/chatter</text:span> topic.</text:p>
      <text:p text:style-name="P11"/>
      <text:h text:style-name="P9" text:outline-level="4">Terminal 2 – Record the topic</text:h>
      <text:p text:style-name="P4">source /opt/ros/jazzy/setup.bash<text:line-break/>mkdir ~/rosbag_test &amp;&amp; cd ~/rosbag_test<text:line-break/>ros2 bag record /chatter<text:line-break/></text:p>
      <text:p text:style-name="P4">Let it run for ~5 seconds, then hit <text:span text:style-name="Strong_20_Emphasis">Ctrl +C</text:span>.<text:line-break/>You’ll see files like: </text:p>
      <text:p text:style-name="P4"/>
      <text:p text:style-name="P4">rosbag2_2025_10_08-10_55_21/<text:line-break/> ├── metadata.yaml<text:line-break/> ├── messages_0.db3<text:line-break/></text:p>
      <text:p text:style-name="P4">2. Inspect the bag</text:p>
      <text:p text:style-name="P4"/>
      <text:p text:style-name="P4">ros2 bag info rosbag2_2025_10_08-10_55_21<text:line-break/></text:p>
      <text:p text:style-name="P10">You should see output showing the <text:span text:style-name="Source_20_Text">/chatter</text:span> topic, message count, and duration.</text:p>
      <text:p text:style-name="P11"/>
      <text:h text:style-name="P8" text:outline-level="3">3. Replay it</text:h>
      <text:p text:style-name="P7">Stop the talker node, then run:</text:p>
      <text:p text:style-name="P4">ros2 bag play rosbag2_2025_10_08-10_55_21<text:line-break/></text:p>
      <text:p text:style-name="P10">This re-publishes the recorded <text:span text:style-name="Source_20_Text">/chatter</text:span> messages into the ROS graph.</text:p>
      <text:p text:style-name="P11"/>
      <text:h text:style-name="P8" text:outline-level="3"><text:soft-page-break/>✅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ction</text:p>
            </table:table-cell>
            <table:table-cell table:style-name="Table2.A1" office:value-type="string">
              <text:p text:style-name="Table_20_Heading">Command</text:p>
            </table:table-cell>
          </table:table-row>
        </table:table-header-rows>
        <table:table-row>
          <table:table-cell table:style-name="Table2.A1" office:value-type="string">
            <text:p text:style-name="Table_20_Contents">Start publisher</text:p>
          </table:table-cell>
          <table:table-cell table:style-name="Table2.A1" office:value-type="string">
            <text:p text:style-name="Table_20_Contents"><text:span text:style-name="Source_20_Text">ros2 run demo_nodes_cpp talker</text:span></text:p>
          </table:table-cell>
        </table:table-row>
        <table:table-row>
          <table:table-cell table:style-name="Table2.A1" office:value-type="string">
            <text:p text:style-name="Table_20_Contents">Record bag</text:p>
          </table:table-cell>
          <table:table-cell table:style-name="Table2.A1" office:value-type="string">
            <text:p text:style-name="Table_20_Contents"><text:span text:style-name="Source_20_Text">ros2 bag record /chatter</text:span></text:p>
          </table:table-cell>
        </table:table-row>
        <table:table-row>
          <table:table-cell table:style-name="Table2.A1" office:value-type="string">
            <text:p text:style-name="Table_20_Contents">Inspect bag</text:p>
          </table:table-cell>
          <table:table-cell table:style-name="Table2.A1" office:value-type="string">
            <text:p text:style-name="Table_20_Contents"><text:span text:style-name="Source_20_Text">ros2 bag info &lt;bag_folder&gt;</text:span></text:p>
          </table:table-cell>
        </table:table-row>
        <table:table-row>
          <table:table-cell table:style-name="Table2.A1" office:value-type="string">
            <text:p text:style-name="Table_20_Contents">Replay bag</text:p>
          </table:table-cell>
          <table:table-cell table:style-name="Table2.A1" office:value-type="string">
            <text:p text:style-name="Table_20_Contents"><text:span text:style-name="Source_20_Text">ros2 bag play &lt;bag_folder&gt;</text:span></text:p>
          </table:table-cell>
        </table:table-row>
      </table:table>
      <text:p text:style-name="P4"/>
      <text:p text:style-name="P4"/>
      <text:p text:style-name="P4">ano@DESKTOP-I14DOAM:~/rosbag_test$ ros2 bag info rosbag2_2025_10_08-10_55_48</text:p>
      <text:p text:style-name="P4"/>
      <text:p text:style-name="P4">Files: <text:s text:c="12"/>rosbag2_2025_10_08-10_55_48_0.mcap</text:p>
      <text:p text:style-name="P4">Bag size: <text:s text:c="9"/>1.9 KiB</text:p>
      <text:p text:style-name="P4">Storage id: <text:s text:c="7"/>mcap</text:p>
      <text:p text:style-name="P4">ROS Distro: <text:s text:c="7"/>jazzy</text:p>
      <text:p text:style-name="P4">Duration: <text:s text:c="9"/>0.000000000s</text:p>
      <text:p text:style-name="P4">Start: <text:s text:c="12"/>Apr 11 2262 17:47:16.854775807 (9223372036.854775807)</text:p>
      <text:p text:style-name="P4">End: <text:s text:c="14"/>Apr 11 2262 17:47:16.854775807 (9223372036.854775807)</text:p>
      <text:p text:style-name="P4">Messages: <text:s text:c="9"/>0</text:p>
      <text:p text:style-name="P4">Topic information:</text:p>
      <text:p text:style-name="P4">Service: <text:s text:c="10"/>0</text:p>
      <text:p text:style-name="P4">Service information:</text:p>
      <text:p text:style-name="P4">ano@DESKTOP-I14DOAM:~/rosbag_test$ ros2 bag play rosbag2_2025_10_08-10_55_48</text:p>
      <text:p text:style-name="P4">[WARN] [1759942811.354554522] [rosbag2_storage_mcap]: attempted to read in receive timestamp order with no message index</text:p>
      <text:p text:style-name="P4">[WARN] [1759942811.354626223] [rosbag2_cpp]: No topics were listed in metadata.</text:p>
      <text:p text:style-name="P4">[INFO] [1759942811.354656924] [rosbag2_player]: Set rate to 1</text:p>
      <text:p text:style-name="P4">[INFO] [1759942811.367825578] [rosbag2_player]: Adding keyboard callbacks.</text:p>
      <text:p text:style-name="P4">[INFO] [1759942811.367945380] [rosbag2_player]: Press SPACE for Pause/Resume</text:p>
      <text:p text:style-name="P4">[INFO] [1759942811.367969180] [rosbag2_player]: Press CURSOR_RIGHT for Play Next Message</text:p>
      <text:p text:style-name="P4">[INFO] [1759942811.367985280] [rosbag2_player]: Press CURSOR_UP for Increase Rate 10%</text:p>
      <text:p text:style-name="P4">[INFO] [1759942811.368002580] [rosbag2_player]: Press CURSOR_DOWN for Decrease Rate 10%</text:p>
      <text:p text:style-name="P4">[INFO] [1759942811.369683500] [rosbag2_player]: Playback until timestamp: -1</text:p>
      <text:p text:style-name="P4"><text:a xlink:type="simple" xlink:href="mailto:ano@DESKTOP-I14DOAM" text:style-name="Internet_20_link" text:visited-style-name="Visited_20_Internet_20_Link">ano@DESKTOP-I14DOAM</text:a>:~/rosbag_test$</text:p>
      <text:p text:style-name="P4"/>
      <text:p text:style-name="P10">Nice — you’ve got <text:span text:style-name="Source_20_Text">ros2 bag</text:span> working 🎉</text:p>
      <text:p text:style-name="P7">The only issue now is that your <text:span text:style-name="Strong_20_Emphasis">bag file recorded zero messages</text:span>:</text:p>
      <text:p text:style-name="P4">Messages: 0<text:line-break/>Duration: 0.000000000s<text:line-break/></text:p>
      <text:p text:style-name="P10">That means the <text:span text:style-name="Source_20_Text">ros2 bag record</text:span> command started correctly, but <text:span text:style-name="Strong_20_Emphasis">didn’t receive any messages</text:span> before you stopped it. Let’s fix that.</text:p>
      <text:p text:style-name="P11"/>
      <text:h text:style-name="P12" text:outline-level="2"><text:soft-page-break/>🧩 Why This Happens</text:h>
      <text:p text:style-name="P7">The most common causes are:</text:p>
      <text:list text:style-name="L3">
        <text:list-item>
          <text:p text:style-name="P13">The <text:span text:style-name="Source_20_Text">talker</text:span> node wasn’t actually running when you started recording.</text:p>
        </text:list-item>
        <text:list-item>
          <text:p text:style-name="P13">You recorded before any data arrived (e.g., started/stopped too quickly).</text:p>
        </text:list-item>
        <text:list-item>
          <text:p text:style-name="P13">The <text:span text:style-name="Source_20_Text">record</text:span> command didn’t subscribe to the correct topic.</text:p>
        </text:list-item>
        <text:list-item>
          <text:p text:style-name="P13">You didn’t source your ROS environment in both terminals.</text:p>
        </text:list-item>
      </text:list>
      <text:p text:style-name="P4"/>
      <text:h text:style-name="P6" text:outline-level="2">✅ Working Example (Step-by-Step)</text:h>
      <text:h text:style-name="P8" text:outline-level="3">🪶 Terminal 1 — Start talker</text:h>
      <text:p text:style-name="P14">source /opt/ros/jazzy/setup.bash<text:line-break/>ros2 run demo_nodes_cpp talker</text:p>
      <text:p text:style-name="P15"/>
      <text:p text:style-name="P15">You should see output like: <text:span text:style-name="T2"><text:line-break/></text:span></text:p>
      <text:p text:style-name="P4">[INFO] [talker]: Publishing: 'Hello World: 1'<text:line-break/>[INFO] [talker]: Publishing: 'Hello World: 2'<text:line-break/></text:p>
      <text:p text:style-name="P4">Keep this running. </text:p>
      <text:p text:style-name="P4"/>
      <text:p text:style-name="P4">Terminal 2 — Record the chatter topic </text:p>
      <text:p text:style-name="P4"/>
      <text:p text:style-name="P4">source /opt/ros/jazzy/setup.bash<text:line-break/>cd ~/rosbag_test<text:line-break/>ros2 topic list<text:line-break/></text:p>
      <text:p text:style-name="P4">You’ll see something like: </text:p>
      <text:p text:style-name="P4"/>
      <text:p text:style-name="P4">/chatter<text:line-break/>/parameter_events<text:line-break/>/rosout<text:line-break/></text:p>
      <text:p text:style-name="P4">Now record <text:span text:style-name="Strong_20_Emphasis">just </text:span><text:span text:style-name="Strong_20_Emphasis"><text:span text:style-name="Source_20_Text">/chatter</text:span></text:span>: </text:p>
      <text:p text:style-name="P4"/>
      <text:p text:style-name="P4">ros2 bag record /chatter<text:line-break/></text:p>
      <text:p text:style-name="P10">Let it run for about <text:span text:style-name="Strong_20_Emphasis">5 seconds</text:span>, while the talker is publishing messages.</text:p>
      <text:p text:style-name="P7">Then press <text:span text:style-name="Strong_20_Emphasis">Ctrl + C</text:span> to stop recording. You’ll see output like:</text:p>
      <text:p text:style-name="P16">[INFO] [rosbag2_recorder]: Recording...<text:line-break/>[INFO] [rosbag2_recorder]: All requested topics are subscribed.<text:line-break/></text:p>
      <text:p text:style-name="P16"><text:soft-page-break/>ros2 bag info &lt;your_bag_folder&gt;<text:line-break/></text:p>
      <text:p text:style-name="P16">You should now see: </text:p>
      <text:p text:style-name="P16"/>
      <text:p text:style-name="P16">Duration: 4.8s<text:line-break/>Messages: 49<text:line-break/>Topic information:<text:line-break/>Topic: /chatter <text:s/>| Type: std_msgs/msg/String | Count: 49 | Serialization Format: cdr<text:line-break/></text:p>
      <text:h text:style-name="P17" text:outline-level="3">▶️ Replay it</text:h>
      <text:p text:style-name="P18">Stop the talker, then run:</text:p>
      <text:p text:style-name="P16">ros2 bag play &lt;your_bag_folder&gt;<text:line-break/></text:p>
      <text:p text:style-name="P16">Then in a separate terminal: </text:p>
      <text:p text:style-name="P16"/>
      <text:p text:style-name="P16">ros2 topic echo /chatter<text:line-break/></text:p>
      <text:p text:style-name="P16">You’ll see the replayed “Hello World” messages appear. </text:p>
      <text:p text:style-name="P16"/>
      <text:h text:style-name="P19" text:outline-level="2">🧠 Quick Recap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tep</text:p>
            </table:table-cell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<text:span text:style-name="Source_20_Text">ros2 run demo_nodes_cpp talker</text:span></text:p>
          </table:table-cell>
          <table:table-cell table:style-name="Table3.A1" office:value-type="string">
            <text:p text:style-name="Table_20_Contents">Publish test messages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<text:span text:style-name="Source_20_Text">ros2 bag record /chatter</text:span></text:p>
          </table:table-cell>
          <table:table-cell table:style-name="Table3.A1" office:value-type="string">
            <text:p text:style-name="Table_20_Contents">Record messages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<text:span text:style-name="Source_20_Text">ros2 bag info &lt;bag&gt;</text:span></text:p>
          </table:table-cell>
          <table:table-cell table:style-name="Table3.A1" office:value-type="string">
            <text:p text:style-name="Table_20_Contents">Check recorded data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<text:span text:style-name="Source_20_Text">ros2 bag play &lt;bag&gt;</text:span></text:p>
          </table:table-cell>
          <table:table-cell table:style-name="Table3.A1" office:value-type="string">
            <text:p text:style-name="Table_20_Contents">Replay messages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<text:span text:style-name="Source_20_Text">ros2 topic echo /chatter</text:span></text:p>
          </table:table-cell>
          <table:table-cell table:style-name="Table3.A1" office:value-type="string">
            <text:p text:style-name="Table_20_Contents">Observe replayed output</text:p>
          </table:table-cell>
        </table:table-row>
      </table:table>
      <text:p text:style-name="P16"/>
      <text:p text:style-name="P16">ano@DESKTOP-I14DOAM:~/rosbag_test$ ros2 topic echo /chatter</text:p>
      <text:p text:style-name="P16">WARNING: topic [/chatter] does not appear to be published yet</text:p>
      <text:p text:style-name="P16">Could not determine the type for the passed topic</text:p>
      <text:p text:style-name="P16"/>
      <text:p text:style-name="P16">Excellent — that’s a <text:span text:style-name="Emphasis">really good observation</text:span>, and it’s a common first gotcha when learning ROS 2 in WSL.<text:line-break/>The <text:span text:style-name="Source_20_Text">ros2 topic echo</text:span> warning: </text:p>
      <text:p text:style-name="P16"/>
      <text:p text:style-name="P16">WARNING: topic [/chatter] does not appear to be published yet<text:line-break/></text:p>
      <text:p text:style-name="P20">means that <text:span text:style-name="Strong_20_Emphasis">no node is currently publishing</text:span> <text:span text:style-name="Source_20_Text">/chatter</text:span> when you start echoing — in this case, your <text:span text:style-name="Source_20_Text">ros2 bag play</text:span> probably finished before <text:span text:style-name="Source_20_Text">ros2 topic echo</text:span> managed to subscribe.</text:p>
      <text:p text:style-name="P18">Let’s fix that properly 👇</text:p>
      <text:h text:style-name="P19" text:outline-level="2"><text:soft-page-break/>🧩 Why It Happens</text:h>
      <text:p text:style-name="P18"><text:span text:style-name="Source_20_Text">ros2 bag play</text:span> replays messages <text:span text:style-name="Strong_20_Emphasis">very quickly</text:span> (in real time by default, over just a few seconds).<text:line-break/>If you run <text:span text:style-name="Source_20_Text">ros2 topic echo</text:span> <text:span text:style-name="Emphasis">after</text:span> or even slightly <text:span text:style-name="Emphasis">too late</text:span>, the playback might already be done, so there’s no active publisher anymore.</text:p>
      <text:p text:style-name="P18">You can confirm this by checking:</text:p>
      <text:p text:style-name="P16">ros2 topic list<text:line-break/></text:p>
      <text:p text:style-name="P20">— if <text:span text:style-name="Source_20_Text">/chatter</text:span> isn’t listed, playback has already finished.</text:p>
      <text:p text:style-name="P21"/>
      <text:h text:style-name="P22" text:outline-level="2">✅ Fix Options</text:h>
      <text:p text:style-name="P18">Here are three reliable ways to make it work:</text:p>
      <text:h text:style-name="P17" text:outline-level="3"><text:span text:style-name="Strong_20_Emphasis">Option 1 — Start echo </text:span><text:span text:style-name="Strong_20_Emphasis"><text:span text:style-name="Emphasis">before</text:span></text:span><text:span text:style-name="Strong_20_Emphasis"> playback</text:span></text:h>
      <text:list text:style-name="L4">
        <text:list-item>
          <text:p text:style-name="P23">In Terminal 1:</text:p>
        </text:list-item>
      </text:list>
      <text:p text:style-name="P16">source /opt/ros/jazzy/setup.bash<text:line-break/>ros2 topic echo /chatter<text:line-break/></text:p>
      <text:p text:style-name="P20">(It will warn that there’s no publisher yet — that’s fine.)</text:p>
      <text:list text:style-name="L5">
        <text:list-item>
          <text:p text:style-name="P24">In Terminal 2:</text:p>
        </text:list-item>
      </text:list>
      <text:p text:style-name="P16">source /opt/ros/jazzy/setup.bash<text:line-break/>ros2 bag play rosbag2_2025_10_08-11_12_05<text:line-break/></text:p>
      <text:p text:style-name="P16">Now, as soon as playback starts, you’ll see: </text:p>
      <text:p text:style-name="P16"/>
      <text:p text:style-name="P16">data: "Hello World: 1"<text:line-break/>data: "Hello World: 2"<text:line-break/>...<text:line-break/></text:p>
      <text:p text:style-name="P25">To remove rosbags: rm – r “Rosbagname”</text:p>
      <text:p text:style-name="P25"/>
      <text:h text:style-name="P26" text:outline-level="3"><text:span text:style-name="Strong_20_Emphasis">Option 2 — Replay in slow motion</text:span></text:h>
      <text:p text:style-name="P27">If you want to see messages more clearly, slow down playback:</text:p>
      <text:p text:style-name="P25">ros2 bag play rosbag2_2025_10_08-11_12_05 --rate 0.2<text:line-break/></text:p>
      <text:p text:style-name="P25">That’s 5× slower — gives <text:span text:style-name="Source_20_Text">ros2 topic echo</text:span> plenty of time to catch each message. </text:p>
      <text:p text:style-name="P25"/>
      <text:h text:style-name="P26" text:outline-level="3"><text:soft-page-break/><text:span text:style-name="Strong_20_Emphasis">Option 3 — Loop playback continuously</text:span></text:h>
      <text:p text:style-name="P27">You can make playback repeat so you can connect later:</text:p>
      <text:p text:style-name="P25">ros2 bag play rosbag2_2025_10_08-11_12_05 --loop<text:line-break/></text:p>
      <text:p text:style-name="P25">Then in another terminal, you can run <text:span text:style-name="Source_20_Text">ros2 topic echo /chatter</text:span> at any time and still see messages. </text:p>
      <text:p text:style-name="P25"/>
      <text:h text:style-name="P26" text:outline-level="3"><text:span text:style-name="Strong_20_Emphasis">Option 4 — Confirm publishers</text:span></text:h>
      <text:p text:style-name="P27">Run:</text:p>
      <text:p text:style-name="P25">ros2 topic info /chatter<text:line-break/></text:p>
      <text:p text:style-name="P25">If you see: </text:p>
      <text:p text:style-name="P25"/>
      <text:p text:style-name="P25">Publisher count: 1<text:line-break/></text:p>
      <text:p text:style-name="P25">→ playback is currently active.<text:line-break/>If it says <text:span text:style-name="Source_20_Text">0</text:span>, playback already ended. </text:p>
      <text:h text:style-name="P28" text:outline-level="2">🧠 Quick Recap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Problem</text:p>
            </table:table-cell>
            <table:table-cell table:style-name="Table4.A1" office:value-type="string">
              <text:p text:style-name="Table_20_Heading">Cause</text:p>
            </table:table-cell>
            <table:table-cell table:style-name="Table4.A1" office:value-type="string">
              <text:p text:style-name="Table_20_Heading">Fix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WARNING: topic not published yet</text:span></text:p>
          </table:table-cell>
          <table:table-cell table:style-name="Table4.A1" office:value-type="string">
            <text:p text:style-name="Table_20_Contents">Playback ended too soon</text:p>
          </table:table-cell>
          <table:table-cell table:style-name="Table4.A1" office:value-type="string">
            <text:p text:style-name="Table_20_Contents">Start echo <text:span text:style-name="Strong_20_Emphasis">before</text:span> playback</text:p>
          </table:table-cell>
        </table:table-row>
        <table:table-row>
          <table:table-cell table:style-name="Table4.A1" office:value-type="string">
            <text:p text:style-name="Table_20_Contents">Missed messages</text:p>
          </table:table-cell>
          <table:table-cell table:style-name="Table4.A1" office:value-type="string">
            <text:p text:style-name="Table_20_Contents">Playback too fast</text:p>
          </table:table-cell>
          <table:table-cell table:style-name="Table4.A1" office:value-type="string">
            <text:p text:style-name="Table_20_Contents">Use <text:span text:style-name="Source_20_Text">--rate 0.2</text:span></text:p>
          </table:table-cell>
        </table:table-row>
        <table:table-row>
          <table:table-cell table:style-name="Table4.A1" office:value-type="string">
            <text:p text:style-name="Table_20_Contents">Want continuous testing</text:p>
          </table:table-cell>
          <table:table-cell table:style-name="Table4.A1" office:value-type="string">
            <text:p text:style-name="Table_20_Contents">Use <text:span text:style-name="Source_20_Text">--loop</text:span></text:p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Table_20_Contents">Verify connection</text:p>
          </table:table-cell>
          <table:table-cell table:style-name="Table4.A1" office:value-type="string">
            <text:p text:style-name="Table_20_Contents">Run <text:span text:style-name="Source_20_Text">ros2 topic info /chatter</text:span></text:p>
          </table:table-cell>
          <table:table-cell table:style-name="Table4.A1" office:value-type="string">
            <text:p text:style-name="P3"/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8T11:37:10.650310600</dc:date>
    <meta:editing-duration>PT1H8M31S</meta:editing-duration>
    <meta:editing-cycles>16</meta:editing-cycles>
    <meta:generator>LibreOffice/25.8.1.1$Windows_X86_64 LibreOffice_project/54047653041915e595ad4e45cccea684809c77b5</meta:generator>
    <meta:document-statistic meta:table-count="4" meta:image-count="0" meta:object-count="0" meta:page-count="9" meta:paragraph-count="224" meta:word-count="1506" meta:character-count="10715" meta:non-whitespace-character-count="9279"/>
  </office:meta>
</office:document-meta>
</file>